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list>
        <text:list-item>
          <text:p text:style-name="Standard">Frontend, backend or AI development</text:p>
        </text:list-item>
        <text:list-item>
          <text:p text:style-name="Standard">Data visualization, mapping, or UI/UX design</text:p>
        </text:list-item>
        <text:list-item>
          <text:p text:style-name="Standard">Infrastructure and secure networking (wireless mesh, encrypted protocols)</text:p>
        </text:list-item>
        <text:list-item>
          <text:p text:style-name="Standard">Ethical moderation systems, tagging logic, real-time flagging</text:p>
        </text:list-item>
        <text:list-item>
          <text:p text:style-name="Standard">Writing or refining Resource templates and anti-censorship assets</text:p>
        </text:list-item>
        <text:list-item>
          <text:p text:style-name="Standard">Quiz creation for human verification, prompt-generation refinement</text:p>
        </text:list-item>
        <text:list-item>
          <text:p text:style-name="Standard">Outreach, community building, or activist onboarding</text:p>
        </text:list-item>
      </text:list>
      <text:list>
        <text:list-item>
          <text:p text:style-name="Standard">Live editable option voting with peer-amplified weighting (MeritRank Voting)</text:p>
        </text:list-item>
        <text:list-item>
          <text:p text:style-name="Standard">RepTags and ScripTags to track ethical behavior and label misinformation</text:p>
        </text:list-item>
        <text:list-item>
          <text:p text:style-name="Standard">BeAxa: A real-time AI moderation system that flags (but does not censor) unethical, irrational, or hostile content</text:p>
        </text:list-item>
        <text:list-item>
          <text:p text:style-name="Standard">Mesh-connected AI modules (multi-AI) to detect compromised responses or developer bias</text:p>
        </text:list-item>
        <text:list-item>
          <text:p text:style-name="Standard">Wireless-network diversity protocols for protest coordination, anonymity, and resilience</text:p>
        </text:list-item>
        <text:list-item>
          <text:p text:style-name="Standard">AnonIDs: Persistent pseudonymous IDs that preserve accountability without sacrificing safety</text:p>
        </text:list-item>
        <text:list-item>
          <text:p text:style-name="Standard">Forkable document archives and uncensorable libraries in Resource Pages</text:p>
        </text:list-item>
        <text:list-item>
          <text:p text:style-name="Standard">Prompt-generation tools trained via human quiz feedback and optimized for strategy or media production</text:p>
        </text:list-item>
      </text:list>
      <text:list>
        <text:list-item>
          <text:p text:style-name="Standard">You are volunteering freely and may stop at any time.</text:p>
        </text:list-item>
        <text:list-item>
          <text:p text:style-name="Standard">You agree that your contributions may be used under open-source or reserved-IP terms, at the discretion of GroupBuild.</text:p>
        </text:list-item>
        <text:list-item>
          <text:p text:style-name="Standard">You grant GroupBuild perpetual, worldwide rights to adapt, reuse, or license your contributions for mission purposes.</text:p>
        </text:list-item>
        <text:list-item>
          <text:p text:style-name="Standard">You understand that strategic components (e.g., AI models, moderation schemas, security modules) may remain proprietary.</text:p>
        </text:list-item>
        <text:list-item>
          <text:p text:style-name="Standard">You will not disclose or repurpose non-public information without written permission.</text:p>
        </text:list-item>
        <text:list-item>
          <text:p text:style-name="Standard">You will not use your access to harm the platform, its users, or its credibility.</text:p>
        </text:list-item>
        <text:list-item>
          <text:p text:style-name="Standard">You agree to store sensitive work only in approved repositories and accounts.</text:p>
        </text:list-item>
        <text:list-item>
          <text:p text:style-name="Standard">You agree to act with good faith, civil conduct, and respect for all lawful viewpoints.</text:p>
        </text:list-item>
        <text:list-item>
          <text:p text:style-name="Standard">You accept that confidentiality obligations persist beyond your active involvement unless formally relea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16pt" fo:font-weight="bold"/>
    </style:style>
    <style:style style:name="Standard" style:family="paragraph" style:display-name="Standard">
      <style:paragraph-properties/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